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f388" officeooo:paragraph-rsid="0003f38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711a" officeooo:paragraph-rsid="0009711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51314" officeooo:paragraph-rsid="0005131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4a19" officeooo:paragraph-rsid="00064a19" style:font-weight-asian="bold" style:font-weight-complex="bold"/>
    </style:style>
    <style:style style:name="P5" style:family="paragraph" style:parent-style-name="Standard">
      <style:text-properties officeooo:rsid="00064a19" officeooo:paragraph-rsid="00064a19"/>
    </style:style>
    <style:style style:name="P6" style:family="paragraph" style:parent-style-name="Standard">
      <style:text-properties officeooo:rsid="00064a19" officeooo:paragraph-rsid="00091d0f"/>
    </style:style>
    <style:style style:name="P7" style:family="paragraph" style:parent-style-name="Standard">
      <style:text-properties officeooo:rsid="00064a19" officeooo:paragraph-rsid="000ec40c"/>
    </style:style>
    <style:style style:name="P8" style:family="paragraph" style:parent-style-name="Standard">
      <style:text-properties officeooo:rsid="000f3d90" officeooo:paragraph-rsid="000f3d90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f3d90" officeooo:paragraph-rsid="000f3d90" style:font-weight-asian="bold" style:font-weight-complex="bold"/>
    </style:style>
    <style:style style:name="T1" style:family="text">
      <style:text-properties fo:color="#000000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officeooo:rsid="00064a19" style:font-size-asian="9.5pt" fo:background-color="#ffffff"/>
    </style:style>
    <style:style style:name="T3" style:family="text">
      <style:text-properties fo:color="#000000" style:font-name="Consolas" fo:font-size="9.5pt" officeooo:rsid="000822b9" style:font-size-asian="9.5pt" fo:background-color="#ffffff"/>
    </style:style>
    <style:style style:name="T4" style:family="text">
      <style:text-properties fo:color="#000000" style:font-name="Consolas" fo:font-size="9.5pt" officeooo:rsid="000cd867" style:font-size-asian="9.5pt" fo:background-color="#ffffff"/>
    </style:style>
    <style:style style:name="T5" style:family="text">
      <style:text-properties fo:color="#0000ff" style:font-name="Consolas" fo:font-size="9.5pt" style:font-size-asian="9.5pt" fo:background-color="#ffffff"/>
    </style:style>
    <style:style style:name="T6" style:family="text">
      <style:text-properties fo:color="#008000" style:font-name="Consolas" fo:font-size="9.5pt" style:font-size-asian="9.5pt" fo:background-color="#ffffff"/>
    </style:style>
    <style:style style:name="T7" style:family="text">
      <style:text-properties fo:color="#a31515" style:font-name="Consolas" fo:font-size="9.5pt" style:font-size-asian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vent Handlers</text:span></text:p>
      <text:p text:style-name="P1"/>
      <text:p text:style-name="P1"><text:span text:style-name="T1">handlerAdmins_Click()</text:span></text:p>
      <text:p text:style-name="P1"><text:span text:style-name="T1">handlerUsers_Click</text:span><text:span text:style-name="T4">()</text:span></text:p>
      <text:p text:style-name="P1"><text:span text:style-name="T1">handlerDevices_Click</text:span><text:span text:style-name="T3">()</text:span></text:p>
      <text:p text:style-name="P1"><text:span text:style-name="T1">handlerCombos_SelectedIndexChanged</text:span><text:span text:style-name="T2">()</text:span></text:p>
      <text:p text:style-name="P1"><text:span text:style-name="T1"/></text:p>
      <text:p text:style-name="P3"><text:span text:style-name="T1">Draw and Update Panels</text:span></text:p>
      <text:p text:style-name="P1"><text:span text:style-name="T1"/></text:p>
      <text:p text:style-name="P1"><text:span text:style-name="T5">void</text:span><text:span text:style-name="T1"> DrawAdminsPanel(List&lt;User&gt; users, Panel panel)</text:span></text:p>
      <text:p text:style-name="P1"><text:span text:style-name="T5">void</text:span><text:span text:style-name="T1"> UpdateAdminsPanel(List&lt;User&gt; users, Panel panel)</text:span></text:p>
      <text:p text:style-name="P1"><text:span text:style-name="T5">void</text:span><text:span text:style-name="T1"> DrawUsersPanel(List&lt;User&gt; users, Panel panel)</text:span></text:p>
      <text:p text:style-name="P1"><text:span text:style-name="T5">void</text:span><text:span text:style-name="T1"> UpdateUsersPanel(List&lt;User&gt; users, Panel panel)</text:span></text:p>
      <text:p text:style-name="P1"><text:span text:style-name="T5">void</text:span><text:span text:style-name="T1"> DrawDevicesPanel(List&lt;Device&gt; devices, Panel panel)</text:span></text:p>
      <text:p text:style-name="P1"><text:span text:style-name="T5">void</text:span><text:span text:style-name="T1"> UpdateDevicesPanel(List&lt;Device&gt; devices, Panel panel)</text:span></text:p>
      <text:p text:style-name="P1"><text:span text:style-name="T1"/></text:p>
      <text:p text:style-name="P4"><text:span text:style-name="T1">Paint complete Boards</text:span></text:p>
      <text:p text:style-name="P5"><text:span text:style-name="T1"/></text:p>
      <text:p text:style-name="P5"><text:span text:style-name="T1">PaintRootBoard()</text:span></text:p>
      <text:p text:style-name="P5"><text:span text:style-name="T1">PaintAdminBoard()</text:span></text:p>
      <text:p text:style-name="P5"><text:span text:style-name="T1">PaintUserBoard()</text:span></text:p>
      <text:p text:style-name="P5"><text:span text:style-name="T1"/></text:p>
      <text:p text:style-name="P5"><text:span text:style-name="T1">List&lt;User&gt; LoadAdmins(</text:span><text:span text:style-name="T5">string</text:span><text:span text:style-name="T1"> csv)</text:span></text:p>
      <text:p text:style-name="P5"><text:span text:style-name="T1">List&lt;User&gt; LoadUsers(</text:span><text:span text:style-name="T5">string</text:span><text:span text:style-name="T1"> csv)</text:span></text:p>
      <text:p text:style-name="P5"><text:span text:style-name="T1">List&lt;Device&gt; LoadDevices(</text:span><text:span text:style-name="T5">string</text:span><text:span text:style-name="T1"> csv)</text:span></text:p>
      <text:p text:style-name="P5"><text:span text:style-name="T1"/></text:p>
      <text:p text:style-name="P7"><text:span text:style-name="T5">bool</text:span><text:span text:style-name="T1"> CompareListOfUsers(List&lt;User&gt; users1, List&lt;User&gt; users2)</text:span></text:p>
      <text:p text:style-name="P7"><text:span text:style-name="T5">bool</text:span><text:span text:style-name="T1"> CompareListOfDevices(List&lt;Device&gt; devs1, List&lt;Device&gt; devs2)</text:span></text:p>
      <text:p text:style-name="P7"><text:span text:style-name="T1"/></text:p>
      <text:p text:style-name="P5"><text:span text:style-name="T5">void</text:span><text:span text:style-name="T1"> LoadStatsOnDGV(DataGridView dgv, </text:span><text:span text:style-name="T5">string</text:span><text:span text:style-name="T1"> csv, </text:span><text:span text:style-name="T5">string</text:span><text:span text:style-name="T1"> sum)</text:span></text:p>
      <text:p text:style-name="P5"><text:span text:style-name="T1"/></text:p>
      <text:p text:style-name="P9"><text:span text:style-name="T1">GLOBALS</text:span></text:p>
      <text:p text:style-name="P8"><text:span text:style-name="T1"/></text:p>
      <text:p text:style-name="P8"><text:span text:style-name="T1"><text:s text:c="7"/></text:span><text:span text:style-name="T6">// names of months</text:span></text:p>
      <text:p text:style-name="Standard"><text:span text:style-name="T1"><text:s text:c="8"/></text:span><text:span text:style-name="T5">object</text:span><text:span text:style-name="T1">[] MonthNames = </text:span><text:span text:style-name="T5">new</text:span><text:span text:style-name="T1"> </text:span><text:span text:style-name="T5">object</text:span><text:span text:style-name="T1">[] { </text:span><text:span text:style-name="T7">"Enero"</text:span><text:span text:style-name="T1">, </text:span><text:span text:style-name="T7">"Febrero"</text:span><text:span text:style-name="T1">, ... };</text:span></text:p>
      <text:p text:style-name="Standard"><text:span text:style-name="T1"><text:s text:c="8"/></text:span><text:span text:style-name="T6">// instances of forms before using them</text:span></text:p>
      <text:p text:style-name="Standard"><text:span text:style-name="T1"><text:s text:c="8"/>FormLogin formLogin = </text:span><text:span text:style-name="T5">new</text:span><text:span text:style-name="T1"> FormLogin();</text:span></text:p>
      <text:p text:style-name="Standard"><text:span text:style-name="T1"><text:s text:c="8"/>FormUser formUser = </text:span><text:span text:style-name="T5">new</text:span><text:span text:style-name="T1"> FormUser();</text:span></text:p>
      <text:p text:style-name="Standard"><text:span text:style-name="T1"><text:s text:c="8"/>FormDevice formDevice = </text:span><text:span text:style-name="T5">new</text:span><text:span text:style-name="T1"> FormDevice();</text:span></text:p>
      <text:p text:style-name="Standard"><text:span text:style-name="T1"><text:s text:c="8"/></text:span><text:span text:style-name="T6">// global declaration of all DGVs</text:span></text:p>
      <text:p text:style-name="Standard"><text:span text:style-name="T1"><text:s text:c="8"/>DataGridView dgv_admin_mon, dgv_user_mon, dgv_user_day, dgv_user_now;</text:span></text:p>
      <text:p text:style-name="Standard"><text:span text:style-name="T1"><text:s text:c="8"/></text:span><text:span text:style-name="T6">// tooltips for all the controls in the window</text:span></text:p>
      <text:p text:style-name="Standard"><text:span text:style-name="T1"><text:s text:c="8"/>ToolTip tooltip = </text:span><text:span text:style-name="T5">new</text:span><text:span text:style-name="T1"> ToolTip();</text:span></text:p>
      <text:p text:style-name="Standard"><text:span text:style-name="T1"><text:s text:c="8"/></text:span><text:span text:style-name="T6">// Logging Block</text:span></text:p>
      <text:p text:style-name="Standard"><text:span text:style-name="T1"><text:s text:c="8"/>PictureBox loggingPicture = </text:span><text:span text:style-name="T5">new</text:span><text:span text:style-name="T1"> PictureBox();</text:span></text:p>
      <text:p text:style-name="Standard"><text:span text:style-name="T1"><text:s text:c="8"/>Label loggingLabel = </text:span><text:span text:style-name="T5">new</text:span><text:span text:style-name="T1"> Label();</text:span></text:p>
      <text:p text:style-name="Standard"><text:span text:style-name="T1"><text:s text:c="8"/></text:span><text:span text:style-name="T6">// Admins Panel Block</text:span></text:p>
      <text:p text:style-name="Standard"><text:span text:style-name="T1"><text:s text:c="8"/>Panel panelListAdmins = </text:span><text:span text:style-name="T5">new</text:span><text:span text:style-name="T1"> Panel();</text:span></text:p>
      <text:p text:style-name="Standard"><text:span text:style-name="T1"><text:s text:c="8"/>Label lblTitleAdmins = </text:span><text:span text:style-name="T5">new</text:span><text:span text:style-name="T1"> Label();</text:span></text:p>
      <text:p text:style-name="Standard"><text:span text:style-name="T1"><text:s text:c="8"/>PictureBox addAdmin = </text:span><text:span text:style-name="T5">new</text:span><text:span text:style-name="T1"> PictureBox();</text:span></text:p>
      <text:p text:style-name="Standard"><text:span text:style-name="T1"><text:s text:c="8"/></text:span><text:span text:style-name="T6">// Users Panel Block</text:span></text:p>
      <text:p text:style-name="Standard"><text:span text:style-name="T1"><text:s text:c="8"/>Panel panelListUsers = </text:span><text:span text:style-name="T5">new</text:span><text:span text:style-name="T1"> Panel();</text:span></text:p>
      <text:p text:style-name="Standard"><text:span text:style-name="T1"><text:s text:c="8"/>Label lblTitleUsers = </text:span><text:span text:style-name="T5">new</text:span><text:span text:style-name="T1"> Label();</text:span></text:p>
      <text:p text:style-name="Standard"><text:span text:style-name="T1"><text:s text:c="8"/>PictureBox addUser = </text:span><text:span text:style-name="T5">new</text:span><text:span text:style-name="T1"> PictureBox();</text:span></text:p>
      <text:p text:style-name="Standard"><text:span text:style-name="T1"><text:s text:c="8"/></text:span><text:span text:style-name="T6">// Devices Panel Block</text:span></text:p>
      <text:p text:style-name="Standard"><text:span text:style-name="T1"><text:s text:c="8"/>Panel panelListDevices = </text:span><text:span text:style-name="T5">new</text:span><text:span text:style-name="T1"> Panel();</text:span></text:p>
      <text:p text:style-name="Standard"><text:span text:style-name="T1"><text:s text:c="8"/>Label lblTitleDevices = </text:span><text:span text:style-name="T5">new</text:span><text:span text:style-name="T1"> Label();</text:span></text:p>
      <text:p text:style-name="Standard"><text:span text:style-name="T1"><text:s text:c="8"/>PictureBox addDevice = </text:span><text:span text:style-name="T5">new</text:span><text:span text:style-name="T1"> PictureBox();</text:span></text:p>
      <text:p text:style-name="Standard"><text:span text:style-name="T1"><text:s text:c="8"/></text:span><text:span text:style-name="T6">// Combos</text:span></text:p>
      <text:p text:style-name="Standard"><text:span text:style-name="T1"><text:s text:c="8"/>ComboBox cboxMonth_mon = </text:span><text:span text:style-name="T5">new</text:span><text:span text:style-name="T1"> ComboBox();</text:span></text:p>
      <text:p text:style-name="Standard"><text:span text:style-name="T1"><text:s text:c="8"/>ComboBox cboxYear_mon = </text:span><text:span text:style-name="T5">new</text:span><text:span text:style-name="T1"> ComboBox();</text:span></text:p>
      <text:p text:style-name="Standard"><text:span text:style-name="T1"><text:s text:c="8"/>ComboBox cboxMonth_day = </text:span><text:span text:style-name="T5">new</text:span><text:span text:style-name="T1"> ComboBox();</text:span></text:p>
      <text:p text:style-name="Standard"><text:span text:style-name="T1"><text:s text:c="8"/>ComboBox cboxYear_day = </text:span><text:span text:style-name="T5">new</text:span><text:span text:style-name="T1"> ComboBox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5:20:22.230000000</meta:creation-date>
    <meta:generator>LibreOffice/5.4.7.2$Windows_X86_64 LibreOffice_project/c838ef25c16710f8838b1faec480ebba495259d0</meta:generator>
    <dc:date>2018-10-25T15:41:29.494000000</dc:date>
    <meta:editing-duration>PT21M2S</meta:editing-duration>
    <meta:editing-cycles>14</meta:editing-cycles>
    <meta:document-statistic meta:table-count="0" meta:image-count="0" meta:object-count="0" meta:page-count="1" meta:paragraph-count="53" meta:word-count="226" meta:character-count="2127" meta:non-whitespace-character-count="1715"/>
  </office:meta>
</office:document-meta>
</file>